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A</mi>
            <mfenced open="∣" close="〉">
              <mrow>
                <msub>
                  <mo stretchy="false">α</mo>
                  <mi>n</mi>
                </msub>
              </mrow>
            </mfenced>
            <mrow>
              <mi/>
              <mo stretchy="false">=</mo>
              <mi/>
            </mrow>
            <msub>
              <mi>a</mi>
              <mi>n</mi>
            </msub>
            <mfenced open="∣" close="〉">
              <mrow>
                <msub>
                  <mo stretchy="false">α</mo>
                  <mi>n</mi>
                </msub>
              </mrow>
            </mfenced>
            <mi/>
            <mo stretchy="false">→</mo>
            <mi/>
            <mfenced open="〈" close="〉">
              <mrow>
                <mrow>
                  <msub>
                    <mo stretchy="false">α</mo>
                    <mi>n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o stretchy="false">α</mo>
                    <mi>m</mi>
                  </msub>
                </mrow>
              </mrow>
            </mfenced>
            <mrow>
              <mi/>
              <mo stretchy="false">=</mo>
              <mi/>
            </mrow>
            <msub>
              <mi>A</mi>
              <mrow>
                <mi>n</mi>
                <mi>m</mi>
              </mrow>
            </msub>
            <mrow>
              <mi/>
              <mo stretchy="false">=</mo>
              <mi/>
            </mrow>
            <msub>
              <mi>a</mi>
              <mi>n</mi>
            </msub>
            <msub>
              <mo stretchy="false">δ</mo>
              <mrow>
                <mi>n</mi>
                <mi>m</mi>
              </mrow>
            </msub>
          </mrow>
        </mtd>
      </mtr>
      <mtr>
        <mtd>
          <mrow>
            <mtext>Dies bedeutet, dass die Matrix offenbar in der Diagonalform vorliegt:</mtext>
          </mrow>
        </mtd>
      </mtr>
      <mtr>
        <mtd>
          <mrow/>
        </mtd>
      </mtr>
      <mtr>
        <mtd>
          <mrow>
            <mi>A</mi>
            <mo stretchy="false">←</mo>
            <mo stretchy="false">→</mo>
            <mfenced open="(" close=")">
              <mrow>
                <mtable>
                  <mtr>
                    <mtd>
                      <mrow>
                        <msub>
                          <mi>a</mi>
                          <mn>1</mn>
                        </msub>
                      </mrow>
                    </mtd>
                    <mtd>
                      <mrow>
                        <mi/>
                      </mrow>
                    </mtd>
                    <mtd>
                      <mrow>
                        <mi/>
                      </mrow>
                    </mtd>
                    <mtd>
                      <mrow>
                        <mi/>
                      </mrow>
                    </mtd>
                    <mtd>
                      <mrow>
                        <mi/>
                      </mrow>
                    </mtd>
                  </mtr>
                  <mtr>
                    <mtd>
                      <mrow>
                        <mi/>
                      </mrow>
                    </mtd>
                    <mtd>
                      <mrow>
                        <msub>
                          <mi>a</mi>
                          <mn>2</mn>
                        </msub>
                      </mrow>
                    </mtd>
                    <mtd>
                      <mrow>
                        <mi/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i/>
                      </mrow>
                    </mtd>
                  </mtr>
                  <mtr>
                    <mtd>
                      <mrow>
                        <mi/>
                      </mrow>
                    </mtd>
                    <mtd>
                      <mrow>
                        <mi/>
                      </mrow>
                    </mtd>
                    <mtd>
                      <mrow>
                        <mo stretchy="false">⋱</mo>
                      </mrow>
                    </mtd>
                    <mtd>
                      <mrow>
                        <mi/>
                      </mrow>
                    </mtd>
                    <mtd>
                      <mrow>
                        <mi/>
                      </mrow>
                    </mtd>
                  </mtr>
                  <mtr>
                    <mtd>
                      <mrow>
                        <mi/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i/>
                      </mrow>
                    </mtd>
                    <mtd>
                      <mrow>
                        <msub>
                          <mi>a</mi>
                          <mi>n</mi>
                        </msub>
                      </mrow>
                    </mtd>
                    <mtd>
                      <mrow>
                        <mi/>
                      </mrow>
                    </mtd>
                  </mtr>
                  <mtr>
                    <mtd>
                      <mrow>
                        <mi/>
                      </mrow>
                    </mtd>
                    <mtd>
                      <mrow>
                        <mi/>
                      </mrow>
                    </mtd>
                    <mtd>
                      <mrow>
                        <mi/>
                      </mrow>
                    </mtd>
                    <mtd>
                      <mrow>
                        <mi/>
                      </mrow>
                    </mtd>
                    <mtd>
                      <mrow>
                        <mo stretchy="false">⋱</mo>
                      </mrow>
                    </mtd>
                  </mtr>
                </mtable>
              </mrow>
            </mfenced>
          </mrow>
        </mtd>
      </mtr>
      <mtr>
        <mtd>
          <mrow/>
        </mtd>
      </mtr>
      <mtr>
        <mtd>
          <mrow>
            <mtext>Da nur die Diagonalelemente existieren kann man auch schreiben:</mtext>
          </mrow>
        </mtd>
      </mtr>
      <mtr>
        <mtd>
          <mrow>
            <mfenced open="〈" close="〉">
              <mrow>
                <mrow>
                  <msub>
                    <mo stretchy="false">α</mo>
                    <mi>i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o stretchy="false">α</mo>
                    <mi>i</mi>
                  </msub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o stretchy="false">α</mo>
                </mrow>
                <mo stretchy="false">∣</mo>
                <mrow>
                  <mi>A</mi>
                </mrow>
                <mo stretchy="false">∣</mo>
                <mrow>
                  <mo stretchy="false">α</mo>
                </mrow>
              </mrow>
            </mfenced>
          </mrow>
        </mtd>
      </mtr>
      <mtr>
        <mtd>
          <mrow>
            <mtext>Die Spur errechnet sich dann selbstverständlich wie folgt:</mtext>
          </mrow>
        </mtd>
      </mtr>
      <mtr>
        <mtd>
          <mrow>
            <mrow>
              <munder>
                <mo stretchy="false">∑</mo>
                <mi>i</mi>
              </munder>
              <mfenced open="〈" close="〉">
                <mrow>
                  <mrow>
                    <msub>
                      <mo stretchy="false">α</mo>
                      <mi>i</mi>
                    </msub>
                  </mrow>
                  <mo stretchy="false">∣</mo>
                  <mrow>
                    <mi>A</mi>
                  </mrow>
                  <mo stretchy="false">∣</mo>
                  <mrow>
                    <msub>
                      <mo stretchy="false">α</mo>
                      <mi>i</mi>
                    </msub>
                  </mrow>
                </mrow>
              </mfenced>
            </mrow>
            <mrow>
              <mi/>
              <mo stretchy="false">=</mo>
              <mi/>
            </mrow>
            <mrow>
              <munder>
                <mo stretchy="false">∑</mo>
                <mi>i</mi>
              </munder>
              <msub>
                <mi>a</mi>
                <mi>i</mi>
              </msub>
            </mrow>
            <mfenced open="〈" close="〉">
              <mrow>
                <mrow>
                  <msub>
                    <mo stretchy="false">α</mo>
                    <mi>i</mi>
                  </msub>
                </mrow>
                <mo stretchy="false">∣</mo>
                <mrow>
                  <msub>
                    <mo stretchy="false">α</mo>
                    <mi>i</mi>
                  </msub>
                </mrow>
              </mrow>
            </mfenced>
            <mrow>
              <mi/>
              <mo stretchy="false">=</mo>
              <mi/>
            </mrow>
            <mrow>
              <munder>
                <mo stretchy="false">∑</mo>
                <mi>i</mi>
              </munder>
              <msub>
                <mi>a</mi>
                <mi>i</mi>
              </msub>
            </mrow>
          </mrow>
        </mtd>
      </mtr>
      <mtr>
        <mtd>
          <mrow>
            <mtext>denn </mtext>
            <mfenced open="〈" close="〉">
              <mrow>
                <mrow>
                  <msub>
                    <mo stretchy="false">α</mo>
                    <mi>i</mi>
                  </msub>
                </mrow>
                <mo stretchy="false">∣</mo>
                <mrow>
                  <msub>
                    <mo stretchy="false">α</mo>
                    <mi>i</mi>
                  </msub>
                </mrow>
              </mrow>
            </mfenced>
            <mrow>
              <mi/>
              <mo stretchy="false">=</mo>
              <mi/>
            </mrow>
            <mn>1</mn>
            <mtext> (Skalar!)</mtext>
          </mrow>
        </mtd>
      </mtr>
    </mtable>
    <annotation encoding="StarMath 5.0">A left lline %ialpha_n right rangle `=` a_n left lline %ialpha_n right rangle
~rightarrow~
left langle %ialpha_n mline A mline %ialpha_m right rangle `=` A _{n m} `=` a_n %idelta _{n m} newline
"Dies bedeutet, dass die Matrix offenbar in der Diagonalform vorliegt:" newline newline
A leftarrow rightarrow
left ( 
matrix{ 
 a_1 # ` # ` # ` # ` ##
 ` # a_2 # ` # 0 # ` ##
 ` # ` # dotsdown # ` # ` ##
 ` # 0 # ` # a_n # ` ##
 ` # ` # ` # ` # dotsdown 
 } 
right ) 
newline newline
"Da nur die Diagonalelemente existieren kann man auch schreiben:" newline
left langle %ialpha_i mline A mline %ialpha_i right rangle `=` left langle %ialpha mline A mline %ialpha right rangle newline
"Die Spur errechnet sich dann selbstverständlich wie folgt:" newline
sum from i left langle %ialpha_i mline A mline %ialpha_i right rangle `=` sum from i a_i left langle %ialpha_i mline %ialpha_i right rangle `=` sum from i a_i newline
alignr "denn " left langle %ialpha_i mline %ialpha_i right rangle `=` 1 " (Skalar!)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4:17:55.560000000</meta:creation-date>
    <meta:generator>LibreOffice/4.1.4.2$Windows_x86 LibreOffice_project/0a0440ccc0227ad9829de5f46be37cfb6edcf72</meta:generator>
  </office:meta>
</office:document-meta>
</file>